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text-properties officeooo:rsid="017ba294" officeooo:paragraph-rsid="017ba294"/>
    </style:style>
    <style:style style:name="P2" style:family="paragraph" style:parent-style-name="Standard">
      <style:text-properties officeooo:rsid="017cb58a" officeooo:paragraph-rsid="017ba294"/>
    </style:style>
    <style:style style:name="P3" style:family="paragraph" style:parent-style-name="Standard">
      <style:text-properties officeooo:rsid="017cb58a" officeooo:paragraph-rsid="017cb58a"/>
    </style:style>
    <style:style style:name="P4" style:family="paragraph" style:parent-style-name="Standard">
      <style:text-properties officeooo:rsid="017cc134" officeooo:paragraph-rsid="017cc134"/>
    </style:style>
    <style:style style:name="P5" style:family="paragraph" style:parent-style-name="Standard">
      <style:text-properties officeooo:paragraph-rsid="017e279b"/>
    </style:style>
    <style:style style:name="P6" style:family="paragraph" style:parent-style-name="Standard">
      <style:text-properties officeooo:paragraph-rsid="017e5277"/>
    </style:style>
    <style:style style:name="P7" style:family="paragraph" style:parent-style-name="Standard" style:list-style-name="List_20_1">
      <loext:graphic-properties draw:fill="solid" draw:fill-color="#eeeeee" draw:fill-gradient-name="gradient" draw:fill-hatch-name="hatch"/>
      <style:paragraph-properties fo:background-color="#eeeeee" fo:padding="0.15cm" fo:border="0.74pt solid #000000"/>
      <style:text-properties officeooo:rsid="01810288" officeooo:paragraph-rsid="01810288"/>
    </style:style>
    <style:style style:name="P8" style:family="paragraph" style:parent-style-name="Standard">
      <style:text-properties officeooo:rsid="0182f536" officeooo:paragraph-rsid="0182f536"/>
    </style:style>
    <style:style style:name="P9" style:family="paragraph" style:parent-style-name="Text_20_body" style:list-style-name="List_20_1">
      <loext:graphic-properties draw:fill="solid" draw:fill-color="#eeeeee" draw:fill-gradient-name="gradient" draw:fill-hatch-name="hatch"/>
      <style:paragraph-properties fo:margin-top="0cm" fo:margin-bottom="0cm" style:contextual-spacing="false" fo:background-color="#eeeeee" fo:padding="0.15cm" fo:border="0.74pt solid #000000"/>
      <style:text-properties officeooo:paragraph-rsid="017e279b"/>
    </style:style>
    <style:style style:name="P10" style:family="paragraph" style:parent-style-name="Text_20_body" style:list-style-name="List_20_1">
      <loext:graphic-properties draw:fill="solid" draw:fill-color="#eeeeee" draw:fill-gradient-name="gradient" draw:fill-hatch-name="hatch"/>
      <style:paragraph-properties fo:margin-top="0cm" fo:margin-bottom="0cm" style:contextual-spacing="false" fo:background-color="#eeeeee" fo:padding="0.15cm" fo:border="0.74pt solid #000000"/>
      <style:text-properties officeooo:rsid="00218948" officeooo:paragraph-rsid="017e279b"/>
    </style:style>
    <style:style style:name="P11" style:family="paragraph" style:parent-style-name="Text_20_body">
      <loext:graphic-properties draw:fill-gradient-name="gradient" draw:fill-hatch-name="hatch"/>
      <style:paragraph-properties fo:margin-top="0cm" fo:margin-bottom="0cm" style:contextual-spacing="false"/>
      <style:text-properties officeooo:rsid="017e279b" officeooo:paragraph-rsid="017e279b"/>
    </style:style>
    <style:style style:name="P12" style:family="paragraph" style:parent-style-name="Text_20_body" style:list-style-name="List_20_1">
      <loext:graphic-properties draw:fill="solid" draw:fill-color="#eeeeee" draw:fill-gradient-name="gradient" draw:fill-hatch-name="hatch"/>
      <style:paragraph-properties fo:margin-top="0cm" fo:margin-bottom="0cm" style:contextual-spacing="false" fo:background-color="#eeeeee" fo:padding="0.15cm" fo:border="0.74pt solid #000000"/>
      <style:text-properties officeooo:rsid="0052f1b5" officeooo:paragraph-rsid="017e279b"/>
    </style:style>
    <style:style style:name="T1" style:family="text">
      <style:text-properties fo:color="#3465a4" loext:opacity="100%" fo:font-weight="bold" officeooo:rsid="01803b4c" style:font-weight-asian="bold" style:font-weight-complex="bold"/>
    </style:style>
    <style:style style:name="T2" style:family="text">
      <style:text-properties fo:color="#3465a4" loext:opacity="100%" fo:font-weight="bold" officeooo:rsid="017e279b" style:font-weight-asian="bold" style:font-weight-complex="bold"/>
    </style:style>
    <style:style style:name="T3" style:family="text">
      <style:text-properties fo:color="#3465a4" loext:opacity="100%" style:font-name="Times New Roman1" fo:font-weight="bold" officeooo:rsid="017e5277" style:font-weight-asian="bold" style:font-weight-complex="bold"/>
    </style:style>
    <style:style style:name="T4" style:family="text">
      <style:text-properties style:font-name="Times New Roman1"/>
    </style:style>
    <style:style style:name="T5" style:family="text">
      <style:text-properties style:font-name="Times New Roman1" officeooo:rsid="017cc134"/>
    </style:style>
    <style:style style:name="T6" style:family="text">
      <style:text-properties officeooo:rsid="013b6f95"/>
    </style:style>
    <style:style style:name="T7" style:family="text">
      <style:text-properties fo:color="#000000" loext:opacity="100%" officeooo:rsid="017cc134"/>
    </style:style>
    <style:style style:name="T8" style:family="text">
      <style:text-properties fo:color="#000000" loext:opacity="100%" officeooo:rsid="017e279b"/>
    </style:style>
    <style:style style:name="T9" style:family="text">
      <style:text-properties fo:color="#000000" loext:opacity="100%" style:font-name="Times New Roman1"/>
    </style:style>
    <style:style style:name="T10" style:family="text">
      <style:text-properties fo:color="#000000" loext:opacity="100%" style:font-name="Times New Roman1" officeooo:rsid="017e279b"/>
    </style:style>
    <style:style style:name="T11" style:family="text">
      <style:text-properties fo:color="#000000" loext:opacity="100%" style:font-name="Times New Roman1" officeooo:rsid="004b88f1"/>
    </style:style>
    <style:style style:name="T12" style:family="text">
      <style:text-properties fo:color="#000000" loext:opacity="100%" style:font-name="Times New Roman1" officeooo:rsid="017e5277"/>
    </style:style>
    <style:style style:name="T13" style:family="text">
      <style:text-properties fo:color="#000000" loext:opacity="100%" style:font-name="Times New Roman1" officeooo:rsid="01803b4c"/>
    </style:style>
    <style:style style:name="T14" style:family="text">
      <style:text-properties fo:color="#000000" loext:opacity="100%" style:font-name="Times New Roman1" officeooo:rsid="01810288"/>
    </style:style>
    <style:style style:name="T15" style:family="text">
      <style:text-properties fo:color="#000000" loext:opacity="100%" officeooo:rsid="017e5277"/>
    </style:style>
    <style:style style:name="T16" style:family="text">
      <style:text-properties officeooo:rsid="015363b1"/>
    </style:style>
    <style:style style:name="T17" style:family="text">
      <style:text-properties officeooo:rsid="017ba294"/>
    </style:style>
    <style:style style:name="T18" style:family="text">
      <style:text-properties officeooo:rsid="017cb58a"/>
    </style:style>
    <style:style style:name="T19" style:family="text">
      <style:text-properties officeooo:rsid="017cc134"/>
    </style:style>
    <style:style style:name="T20" style:family="text">
      <style:text-properties fo:font-weight="bold" style:font-weight-asian="bold" style:font-weight-complex="bold"/>
    </style:style>
    <style:style style:name="T21" style:family="text">
      <style:text-properties officeooo:rsid="00212a7f"/>
    </style:style>
    <style:style style:name="T22" style:family="text">
      <style:text-properties officeooo:rsid="00524b26"/>
    </style:style>
    <style:style style:name="T23" style:family="text">
      <style:text-properties officeooo:rsid="00218948"/>
    </style:style>
    <style:style style:name="T24" style:family="text">
      <style:text-properties officeooo:rsid="00478eb4"/>
    </style:style>
    <style:style style:name="T25" style:family="text">
      <style:text-properties officeooo:rsid="00461260"/>
    </style:style>
    <style:style style:name="T26" style:family="text">
      <style:text-properties officeooo:rsid="0052f1b5"/>
    </style:style>
    <style:style style:name="T27" style:family="text">
      <style:text-properties officeooo:rsid="017e279b"/>
    </style:style>
    <style:style style:name="T28" style:family="text">
      <style:text-properties officeooo:rsid="017e5277"/>
    </style:style>
    <style:style style:name="fr1" style:family="graphic" style:parent-style-name="Formula">
      <style:graphic-properties fo:margin-left="0cm" fo:margin-right="0cm" style:vertical-pos="from-top"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3cm" fo:text-indent="-0.3cm" fo:margin-left="0.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text:span text:style-name="T17">Protocoles de</text:span><text:span text:style-name="T16"> </text:span><text:span text:style-name="T6">Routage : </text:span><text:span text:style-name="T17">Synthèse de cours</text:span></text:p>
      <text:p text:style-name="Standard"><text:span text:style-name="tfGras"/></text:p>
      <text:list xml:id="list3412421103" text:style-name="tfNum_20_1_29_">
        <text:list-item>
          <text:p text:style-name="tfTitre_20_1_29_"><text:span text:style-name="tfGras">Introduction :</text:span></text:p>
        </text:list-item>
      </text:list>
      <text:p text:style-name="P1">Les routeurs sont chargés d’aiguiller les paquets IP jusqu’à la bonne destination. Leur table de routage ne précise pas l’ensemble de la route que devra suivre le paquet mais juste le prochain routeur <text:span text:style-name="T18">ainsi qu’une information sur la distance à laquelle est la destination finale (métrique).</text:span></text:p>
      <text:p text:style-name="P2"/>
      <text:p text:style-name="P3"><text:span text:style-name="T19">Tous les routeurs qui sont répartis sur la planète </text:span>appartiennent et sont gérés par des personnes ou des entreprises <text:span text:style-name="T27">diverses</text:span> qui vont <text:span text:style-name="T27">choisir selon leurs besoins un protocole de routage commun pour tout ou partie des routeurs dont ils ont la responsabilité </text:span><text:span text:style-name="T28">(« Système Autonome (AS) »).</text:span></text:p>
      <text:p text:style-name="P3"><text:span text:style-name="T5"/></text:p>
      <text:p text:style-name="P4"><text:span text:style-name="T4">Parmi les nombreux protocoles de routage existant aujourd’hui, on trouve notamment :</text:span></text:p>
      <text:p text:style-name="Standard"/>
      <text:list xml:id="list114408729573928" text:continue-numbering="true" text:style-name="tfNum_20_1_29_">
        <text:list-item>
          <text:p text:style-name="tfTitre_20_1_29_"><text:span text:style-name="T8">Le p</text:span><text:span text:style-name="T7">rotocole RIP</text:span></text:p>
        </text:list-item>
      </text:list>
      <text:p text:style-name="Standard"><text:span text:style-name="T8">C</text:span><text:span text:style-name="T7">e protocole cherche à minimiser le nombre de routeurs à traverser pour atteindre la destination.</text:span></text:p>
      <text:p text:style-name="P5"><text:span text:style-name="T15">A intervalles réguliers</text:span><text:span text:style-name="T8">, chaque routeur envoie l’intégralité de sa table de routage (ou au moins les modifications depuis le dernier envoi) </text:span><text:span text:style-name="T1">uniquement </text:span><text:span text:style-name="T2">à ses voisins directs</text:span><text:span text:style-name="T8">. De m</text:span><text:span text:style-name="T10">ême, il reçoit leurs tables de routages et les utilise pour mettre à jour la sienne selon les 4 règles ci-dessous :</text:span></text:p>
      <text:p text:style-name="P5"><text:span text:style-name="T10"/></text:p>
      <text:list xml:id="list2966374095" text:style-name="List_20_1">
        <text:list-item>
          <text:p text:style-name="P9"><text:span text:style-name="T21">S’il </text:span><text:span text:style-name="T22">voit</text:span><text:span text:style-name="T21"> </text:span><text:span text:style-name="T23">un</text:span><text:span text:style-name="T24">e</text:span><text:span text:style-name="T21"> nouve</text:span><text:span text:style-name="T24">lle</text:span><text:span text:style-name="T21"> </text:span><text:span text:style-name="T24">destination</text:span><text:span text:style-name="T21"> : il l’ajoute à sa table de routage.</text:span></text:p>
        </text:list-item>
        <text:list-item>
          <text:p text:style-name="P9"><text:span text:style-name="T21">S’il </text:span><text:span text:style-name="T22">voit une distance plus courte vers </text:span><text:span text:style-name="T21">un</text:span><text:span text:style-name="T24">e destination</text:span><text:span text:style-name="T21"> connu</text:span><text:span text:style-name="T24">e</text:span><text:span text:style-name="T21"> : il </text:span><text:span text:style-name="T25">efface l’ancienne </text:span><text:span text:style-name="T22">ligne</text:span><text:span text:style-name="T25"> et ajoute la nouvelle</text:span><text:span text:style-name="T21"> à sa table de routage.</text:span></text:p>
        </text:list-item>
        <text:list-item>
          <text:p text:style-name="P10">S’il <text:span text:style-name="T26">voit que le routeur permettant d’atteindre une destination connue a augmenté la distance vers cette destination, cela signifie qu’un problème est survenu sur l’ancienne route : il efface l’ancienne ligne et ajoute la nouvelle à sa table de routage.</text:span></text:p>
        </text:list-item>
        <text:list-item>
          <text:p text:style-name="P12">S’il voit qu’un autre routeur permet d’atteindre une destination connue mais avec une plus grande distance, il ignore l’information.</text:p>
        </text:list-item>
      </text:list>
      <text:p text:style-name="P11"><text:span text:style-name="T11"/></text:p>
      <text:p text:style-name="P11"><text:span text:style-name="T9">Ce protocole est prévu pour de petits ensembles de routeurs (la distance maximale entre les routeurs ne doit pas dépasser) et est assez simple à mettre en place.</text:span></text:p>
      <text:p text:style-name="Standard"/>
      <text:list xml:id="list114408496126524" text:continue-list="list114408729573928" text:style-name="tfNum_20_1_29_">
        <text:list-item>
          <text:p text:style-name="tfTitre_20_1_29_">Le protocole OSPF </text:p>
        </text:list-item>
      </text:list>
      <text:p text:style-name="P5"><text:span text:style-name="T8">C</text:span><text:span text:style-name="T7">e protocole cherche à m</text:span><text:span text:style-name="T8">aximi</text:span><text:span text:style-name="T7">ser </text:span><text:span text:style-name="T8">la rapidité des l</text:span><text:span text:style-name="T15">iaisons</text:span><text:span text:style-name="T8"> utilisées</text:span><text:span text:style-name="T7"> pour atteindre la destination.</text:span></text:p>
      <text:p text:style-name="P6"><text:span text:style-name="T12">A intervalles réguliers</text:span><text:span text:style-name="T10">, chaque routeur envoie </text:span><text:span text:style-name="T3">à l’ensemble des routeurs du même système autonome</text:span><text:span text:style-name="T12"> la liste de </text:span><text:span text:style-name="T10">ses voisins directs </text:span><text:span text:style-name="T12">avec pour chacun la vitesse du lien</text:span><text:span text:style-name="T10">. </text:span><text:span text:style-name="T13">Au bout de quelque temps, les routeurs disposent de l’ensemble de la topographie du système autonome et peuvent utiliser l’algorithme de Djikstra pour calculer le meilleur chemin entre eux et n’importe lequel des routeurs de ce système.</text:span></text:p>
      <text:p text:style-name="P6"><text:span text:style-name="T13"/></text:p>
      <text:list xml:id="list114408862802118" text:continue-list="list2966374095" text:style-name="List_20_1">
        <text:list-item>
          <text:p text:style-name="P7"><text:span text:style-name="T13">L</text:span><text:span text:style-name="T9">e coût de la liaison entre un routeur et un de ses voisins directs est habituellement : </text:span><text:span text:style-name="T9"><draw:frame draw:style-name="fr1" draw:name="Objet1" text:anchor-type="as-char" svg:y="-0.697cm" svg:width="4.265cm" svg:height="1.095cm" draw:z-index="0"><draw:object xlink:href="./Object 1" xlink:type="simple" xlink:show="embed" xlink:actuate="onLoad"/><draw:image xlink:href="./ObjectReplacements/Object 1" xlink:type="simple" xlink:show="embed" xlink:actuate="onLoad"/></draw:frame></text:span></text:p>
        </text:list-item>
        <text:list-item>
          <text:p text:style-name="P7"><text:span text:style-name="T9">Le coût d’un chemin entre un routeur et la destination finale est la somme des coûts des liaisons par lesquelles on est passé. </text:span></text:p>
        </text:list-item>
      </text:list>
      <text:p text:style-name="Standard"/>
      <text:p text:style-name="P8"><text:span text:style-name="T20">Remarque :</text:span> RIP envoie beaucoup de données à peu de routeurs. OSPF envoie peu de données à beaucoup de routeu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1"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1"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26T11:44:06.619950860</dc:date>
    <meta:editing-duration>P2DT58M16S</meta:editing-duration>
    <meta:editing-cycles>245</meta:editing-cycles>
    <meta:document-statistic meta:table-count="0" meta:image-count="0" meta:object-count="1" meta:page-count="1" meta:paragraph-count="19" meta:word-count="456" meta:character-count="2732" meta:non-whitespace-character-count="2301"/>
  </office:meta>
</office:document-meta>
</file>

<file path=Object 1/content.xml><?xml version="1.0" encoding="utf-8"?>
<math xmlns="http://www.w3.org/1998/Math/MathML" display="block">
  <semantics>
    <mrow>
      <mi>c</mi>
      <mo stretchy="false">=</mo>
      <mfrac>
        <msup>
          <mn>10</mn>
          <mn>8</mn>
        </msup>
        <mtext>vitesse de la liaison</mtext>
      </mfrac>
    </mrow>
    <annotation encoding="StarMath 5.0">{c}={{alignc {{10}^{8}}over{"vitesse de la liaison"}}}%%&lt;cmathArbre&gt;«=­c­«/­«^­10­8»­«""­vitesse de la liaison»»»&lt;/cmathArbre&gt;&lt;cmathFormule&gt;c=10^8/"vitesse de la liaison"&lt;/cmathFormule&gt;</annotation>
  </semantics>
</math>
</file>